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6d281" officeooo:paragraph-rsid="0016d281" style:font-weight-asian="bold" style:font-weight-complex="bold"/>
    </style:style>
    <style:style style:name="P2" style:family="paragraph" style:parent-style-name="Text_20_body">
      <style:text-properties fo:font-weight="bold" officeooo:rsid="00189019" officeooo:paragraph-rsid="00189019" style:font-weight-asian="bold" style:font-weight-complex="bold"/>
    </style:style>
    <style:style style:name="P3" style:family="paragraph" style:parent-style-name="Text_20_body">
      <style:text-properties fo:font-weight="bold" officeooo:rsid="00336ce0" officeooo:paragraph-rsid="00336ce0" style:font-weight-asian="bold" style:font-weight-complex="bold"/>
    </style:style>
    <style:style style:name="P4" style:family="paragraph" style:parent-style-name="Text_20_body">
      <style:text-properties fo:font-weight="bold" officeooo:rsid="0036f9e4" officeooo:paragraph-rsid="0036f9e4" style:font-weight-asian="bold" style:font-weight-complex="bold"/>
    </style:style>
    <style:style style:name="P5" style:family="paragraph" style:parent-style-name="Text_20_body">
      <style:text-properties fo:font-weight="bold" officeooo:rsid="0036f9e4" officeooo:paragraph-rsid="003b6b29" style:font-weight-asian="bold" style:font-weight-complex="bold"/>
    </style:style>
    <style:style style:name="P6" style:family="paragraph" style:parent-style-name="Text_20_body">
      <style:text-properties fo:font-weight="bold" officeooo:rsid="0036f9e4" officeooo:paragraph-rsid="0045453a" style:font-weight-asian="bold" style:font-weight-complex="bold"/>
    </style:style>
    <style:style style:name="P7" style:family="paragraph" style:parent-style-name="Text_20_body">
      <style:text-properties fo:font-weight="bold" officeooo:rsid="004e068d" officeooo:paragraph-rsid="004e068d" style:font-weight-asian="bold" style:font-weight-complex="bold"/>
    </style:style>
    <style:style style:name="P8" style:family="paragraph" style:parent-style-name="Text_20_body">
      <style:text-properties fo:font-weight="bold" officeooo:rsid="00633eec" officeooo:paragraph-rsid="00633eec" style:font-weight-asian="bold" style:font-weight-complex="bold"/>
    </style:style>
    <style:style style:name="P9" style:family="paragraph" style:parent-style-name="Text_20_body">
      <style:text-properties fo:font-weight="normal" officeooo:rsid="0016d281" officeooo:paragraph-rsid="0016d281" style:font-weight-asian="normal" style:font-weight-complex="normal"/>
    </style:style>
    <style:style style:name="P10" style:family="paragraph" style:parent-style-name="Text_20_body">
      <style:text-properties fo:font-weight="normal" officeooo:rsid="00362f01" officeooo:paragraph-rsid="00362f01" style:font-weight-asian="normal" style:font-weight-complex="normal"/>
    </style:style>
    <style:style style:name="P11" style:family="paragraph" style:parent-style-name="Text_20_body">
      <style:text-properties fo:font-weight="normal" officeooo:rsid="0036f9e4" officeooo:paragraph-rsid="0036f9e4" style:font-weight-asian="normal" style:font-weight-complex="normal"/>
    </style:style>
    <style:style style:name="P12" style:family="paragraph" style:parent-style-name="Text_20_body">
      <style:text-properties fo:font-weight="normal" officeooo:rsid="004f402e" officeooo:paragraph-rsid="004f402e" style:font-weight-asian="normal" style:font-weight-complex="normal"/>
    </style:style>
    <style:style style:name="P13" style:family="paragraph" style:parent-style-name="Text_20_body">
      <style:text-properties fo:font-weight="normal" officeooo:rsid="00515b37" officeooo:paragraph-rsid="00515b37" style:font-weight-asian="normal" style:font-weight-complex="normal"/>
    </style:style>
    <style:style style:name="P14" style:family="paragraph" style:parent-style-name="Text_20_body">
      <style:text-properties fo:font-weight="normal" officeooo:rsid="0066db18" officeooo:paragraph-rsid="0066db18" style:font-weight-asian="normal" style:font-weight-complex="normal"/>
    </style:style>
    <style:style style:name="P15" style:family="paragraph" style:parent-style-name="Text_20_body">
      <style:text-properties officeooo:rsid="00189019" officeooo:paragraph-rsid="00189019"/>
    </style:style>
    <style:style style:name="P16" style:family="paragraph" style:parent-style-name="Text_20_body">
      <style:text-properties officeooo:rsid="005ee887" officeooo:paragraph-rsid="005ee887"/>
    </style:style>
    <style:style style:name="P17" style:family="paragraph" style:parent-style-name="Text_20_body">
      <style:text-properties officeooo:rsid="006154a8" officeooo:paragraph-rsid="006154a8"/>
    </style:style>
    <style:style style:name="P18" style:family="paragraph" style:parent-style-name="Text_20_body">
      <style:text-properties officeooo:rsid="0062350b" officeooo:paragraph-rsid="005ee887"/>
    </style:style>
    <style:style style:name="P19" style:family="paragraph" style:parent-style-name="Heading_20_1">
      <style:text-properties officeooo:rsid="00155347" officeooo:paragraph-rsid="00155347"/>
    </style:style>
    <style:style style:name="P20" style:family="paragraph" style:parent-style-name="Heading_20_1">
      <style:text-properties officeooo:rsid="0017787a" officeooo:paragraph-rsid="0017787a"/>
    </style:style>
    <style:style style:name="P21" style:family="paragraph" style:parent-style-name="Heading_20_1">
      <style:text-properties officeooo:rsid="004c3341" officeooo:paragraph-rsid="004c3341"/>
    </style:style>
    <style:style style:name="P22" style:family="paragraph" style:parent-style-name="Heading_20_1">
      <style:text-properties officeooo:rsid="005b904b" officeooo:paragraph-rsid="005b904b"/>
    </style:style>
    <style:style style:name="P23" style:family="paragraph" style:parent-style-name="Heading_20_1">
      <style:text-properties officeooo:rsid="003241e9" officeooo:paragraph-rsid="003241e9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officeooo:rsid="0024a008"/>
    </style:style>
    <style:style style:name="T4" style:family="text">
      <style:text-properties officeooo:rsid="0026e683"/>
    </style:style>
    <style:style style:name="T5" style:family="text">
      <style:text-properties officeooo:rsid="0029e395"/>
    </style:style>
    <style:style style:name="T6" style:family="text">
      <style:text-properties officeooo:rsid="002db73a"/>
    </style:style>
    <style:style style:name="T7" style:family="text">
      <style:text-properties officeooo:rsid="003078f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9cdac" style:font-weight-asian="normal" style:font-weight-complex="normal"/>
    </style:style>
    <style:style style:name="T10" style:family="text">
      <style:text-properties fo:font-weight="normal" officeooo:rsid="003b6b29" style:font-weight-asian="normal" style:font-weight-complex="normal"/>
    </style:style>
    <style:style style:name="T11" style:family="text">
      <style:text-properties fo:font-weight="normal" officeooo:rsid="003e4063" style:font-weight-asian="normal" style:font-weight-complex="normal"/>
    </style:style>
    <style:style style:name="T12" style:family="text">
      <style:text-properties fo:font-weight="normal" officeooo:rsid="0045453a" style:font-weight-asian="normal" style:font-weight-complex="normal"/>
    </style:style>
    <style:style style:name="T13" style:family="text">
      <style:text-properties fo:font-weight="normal" officeooo:rsid="0045d66e" style:font-weight-asian="normal" style:font-weight-complex="normal"/>
    </style:style>
    <style:style style:name="T14" style:family="text">
      <style:text-properties officeooo:rsid="0039cdac"/>
    </style:style>
    <style:style style:name="T15" style:family="text">
      <style:text-properties officeooo:rsid="00531216"/>
    </style:style>
    <style:style style:name="T16" style:family="text">
      <style:text-properties officeooo:rsid="00552c33"/>
    </style:style>
    <style:style style:name="T17" style:family="text">
      <style:text-properties officeooo:rsid="006c915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<text:a xlink:type="simple" xlink:href="#__RefHeading___Toc121_1359603911" text:style-name="Index_20_Link" text:visited-style-name="Index_20_Link">Pendrive Bootavel<text:tab/>1</text:a></text:p>
          <text:p text:style-name="P24"><text:a xlink:type="simple" xlink:href="#__RefHeading___Toc124_1359603911" text:style-name="Index_20_Link" text:visited-style-name="Index_20_Link">Grub 2 – Recuperar Dualboot<text:tab/>1</text:a></text:p>
          <text:p text:style-name="P24"><text:a xlink:type="simple" xlink:href="#__RefHeading___Toc193_1146562675" text:style-name="Index_20_Link" text:visited-style-name="Index_20_Link">Swap em Arquivo<text:tab/>1</text:a></text:p>
          <text:p text:style-name="P24"><text:a xlink:type="simple" xlink:href="#__RefHeading___Toc231_1383863873" text:style-name="Index_20_Link" text:visited-style-name="Index_20_Link">Editores de Texto<text:tab/>2</text:a></text:p>
          <text:p text:style-name="P24"><text:a xlink:type="simple" xlink:href="#__RefHeading___Toc195_1146562675" text:style-name="Index_20_Link" text:visited-style-name="Index_20_Link">Flash Player – Instalação<text:tab/>2</text:a></text:p>
        </text:index-body>
      </text:table-of-content>
      <text:p text:style-name="Standard"/>
      <text:p text:style-name="Standard"/>
      <text:p text:style-name="Standard"/>
      <text:h text:style-name="P19" text:outline-level="1"><text:bookmark-start text:name="__RefHeading___Toc121_1359603911"/>Pendrive Bootavel<text:bookmark-end text:name="__RefHeading___Toc121_1359603911"/></text:h>
      <text:p text:style-name="P1">Ubuntu</text:p>
      <text:p text:style-name="P9">Procure por <text:span text:style-name="T1">Startup Disk Creator</text:span> <text:span text:style-name="T7">no dash.</text:span></text:p>
      <text:h text:style-name="P20" text:outline-level="1"><text:bookmark-start text:name="__RefHeading___Toc124_1359603911"/>Grub 2 – <text:span text:style-name="T6">Recuperar Dualboot</text:span><text:bookmark-end text:name="__RefHeading___Toc124_1359603911"/></text:h>
      <text:p text:style-name="P15">Já usei no Ununtu 14 <text:span text:style-name="T3">e</text:span> Ubuntu 16 <text:span text:style-name="T4">com Windows 7.</text:span></text:p>
      <text:p text:style-name="P15">Depois que instalar o Sistema Operacional faça os seguintes passos:</text:p>
      <text:p text:style-name="P15">Entre no sistema com um cd livre, abra o terminal e execute os comandos.</text:p>
      <text:p text:style-name="P15"><text:span text:style-name="T1">sudo fdisk -l</text:span> (lista as partições, <text:span text:style-name="T15">a do Linux tem id 83</text:span>)</text:p>
      <text:p text:style-name="P15"><text:span text:style-name="T1">sudo mount /dev/sda</text:span><text:span text:style-name="T2">?</text:span><text:span text:style-name="T1"> /mnt</text:span> (substitua o <text:span text:style-name="T1">?</text:span> pela partição que o <text:span text:style-name="T16">id</text:span> 83, onde o linux está instalado).</text:p>
      <text:p text:style-name="P2">sudo grub-install --root directory=/mnt /dev/sda</text:p>
      <text:p text:style-name="P15">reinicie, entre no sistema que está instalado (não no live) <text:span text:style-name="T5">e execute</text:span></text:p>
      <text:p text:style-name="P2">sudo update-grub2</text:p>
      <text:h text:style-name="P21" text:outline-level="1"><text:bookmark-start text:name="__RefHeading___Toc193_1146562675"/>Swap em Arquivo<text:bookmark-end text:name="__RefHeading___Toc193_1146562675"/></text:h>
      <text:p text:style-name="P7">Debian e Derivados <text:span text:style-name="T17">(usei no fedora)</text:span></text:p>
      <text:p text:style-name="P12"><text:span text:style-name="T1">sudo free -mh</text:span> Verificar se o swap está ativo.</text:p>
      <text:p text:style-name="P13">Criar arquivo swap de 1GB</text:p>
      <text:p text:style-name="P13">sudo dd if=/dev/zero of=/swapfile bs=1024 count=1048576</text:p>
      <text:p text:style-name="P13">sudo mkswap /swapfile</text:p>
      <text:p text:style-name="P13">abra o arquivo /etc/fstab e acrescente a seguinte linha, no final:</text:p>
      <text:p text:style-name="P13">/swapfile swap swap defaults 0 0</text:p>
      <text:p text:style-name="P13">reinicie a máquina.</text:p>
      <text:p text:style-name="P13">Verificar se o swap está ativo: sudo free -mh</text:p>
      <text:p text:style-name="P13"/>
      <text:p text:style-name="P13"><text:soft-page-break/>Anotações gerais:</text:p>
      <text:p text:style-name="P13">Para criar um swap de 512MB devo fazer 512 * 1024 = 524288, então, count=524288</text:p>
      <text:p text:style-name="P13">Para criar um swap de 1GB devo fazer 1024 * 1024 = 1048576, então, count=1048576</text:p>
      <text:p text:style-name="P13">Para criar um swap de 2GB devo fazer 2048 * 1024 = 1048576, então, count=2097152</text:p>
      <text:p text:style-name="P13">Para criar um swap de 3GB devo fazer 3072 * 1024 = 3145728, então, count=3145728</text:p>
      <text:p text:style-name="P14">Para criar um swap de 8GB devo fazer 8192 * 1024 = 8388608, então, count= 8388608</text:p>
      <text:p text:style-name="P13"/>
      <text:p text:style-name="P13">Anotações de comandos usados:</text:p>
      <text:p text:style-name="P13">dd para criar o arquivo swap</text:p>
      <text:p text:style-name="P13">mkswap para configurar o arquivo swap em um arquivo ou dispositivo separado.</text:p>
      <text:p text:style-name="P13"/>
      <text:p text:style-name="P13"/>
      <text:p text:style-name="P13">http://elias.praciano.com/2014/03/como-criar-um-arquivo-swap-no-ubuntu/</text:p>
      <text:p text:style-name="P13">no site tem mais dicas e comando sobre swap para estudar depois.</text:p>
      <text:p text:style-name="P13"/>
      <text:p text:style-name="P13">Testado no</text:p>
      <text:p text:style-name="P13">Ubuntu 14.04</text:p>
      <text:p text:style-name="P13">Oracle Linux</text:p>
      <text:p text:style-name="P13"/>
      <text:p text:style-name="P13"/>
      <text:p text:style-name="P13">Esse ensina no red hat, (fiz o procedimento do Ubuntu e funcionou no red hat também).</text:p>
      <text:p text:style-name="P13"><text:a xlink:type="simple" xlink:href="http://blog.fabianobento.com.br/2012/05/aumentando-area-de-swap-sem-ter-reinstalar-red-hat-instalacao-oracle-11g-r2/" text:style-name="Internet_20_link" text:visited-style-name="Visited_20_Internet_20_Link">http://blog.fabianobento.com.br/2012/05/aumentando-area-de-swap-sem-ter-reinstalar-red-hat-instalacao-oracle-11g-r2/</text:a></text:p>
      <text:h text:style-name="P22" text:outline-level="1"><text:bookmark-start text:name="__RefHeading___Toc231_1383863873"/>Editores de Texto<text:bookmark-end text:name="__RefHeading___Toc231_1383863873"/></text:h>
      <text:p text:style-name="P8">Visual Studio Code</text:p>
      <text:p text:style-name="P16"><text:a xlink:type="simple" xlink:href="https://code.visualstudio.com/" text:style-name="Internet_20_link" text:visited-style-name="Visited_20_Internet_20_Link">https://code.visualstudio.com/</text:a></text:p>
      <text:p text:style-name="P8">Atom</text:p>
      <text:p text:style-name="P18"/>
      <text:p text:style-name="P8">Sublime Text</text:p>
      <text:p text:style-name="P17">https://www.sublimetext.com/</text:p>
      <text:h text:style-name="P23" text:outline-level="1"><text:bookmark-start text:name="__RefHeading___Toc195_1146562675"/>Flash Player – Instalação<text:bookmark-end text:name="__RefHeading___Toc195_1146562675"/></text:h>
      <text:p text:style-name="P3">Ubuntu</text:p>
      <text:p text:style-name="P10"><text:soft-page-break/>Flashplayer no Firefox</text:p>
      <text:p text:style-name="P4"><text:a xlink:type="simple" xlink:href="http://get.adobe.com/flashplayer/otherversions/" text:style-name="Internet_20_link" text:visited-style-name="Visited_20_Internet_20_Link"><text:span text:style-name="T8">http://get.adobe.com/flashplayer/otherversions/</text:span></text:a></text:p>
      <text:p text:style-name="P11">Como root faça os seguintes passos.</text:p>
      <text:p text:style-name="P4">/<text:span text:style-name="T14">opt/flashPlayer </text:span><text:span text:style-name="T9"><text:s/>coloque </text:span><text:span text:style-name="T11">a</text:span><text:span text:style-name="T9"> pasta extraída.</text:span></text:p>
      <text:p text:style-name="P5"><text:span text:style-name="T8">Copie o arquivo </text:span>libflashplayer.so<text:span text:style-name="T8"> para </text:span><text:span text:style-name="T10">uma das seguintes pastas</text:span></text:p>
      <text:p text:style-name="P5">/usr/lib/mozilla/plugins</text:p>
      <text:p text:style-name="P4">/usr/lib/firefox-addons/plugins</text:p>
      <text:p text:style-name="P6"><text:span text:style-name="T8">Reinicie o navegador </text:span><text:span text:style-name="T12">e teste acessando a seguinte </text:span><text:span text:style-name="T13">url</text:span><text:span text:style-name="T12"> </text:span><text:span text:style-name="T8">http://www.adobe.com/br/software/flash/abou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font-size="11pt" fo:background-color="transparen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4:09:05.387544718</meta:creation-date>
    <meta:editing-duration>PT2H50M42S</meta:editing-duration>
    <meta:editing-cycles>51</meta:editing-cycles>
    <meta:generator>LibreOffice/5.3.5.2$Linux_X86_64 LibreOffice_project/30$Build-2</meta:generator>
    <dc:date>2017-11-09T12:48:42.260966547</dc:date>
    <meta:document-statistic meta:table-count="0" meta:image-count="0" meta:object-count="0" meta:page-count="3" meta:paragraph-count="60" meta:word-count="370" meta:character-count="2474" meta:non-whitespace-character-count="2160"/>
  </office:meta>
</office:document-meta>
</file>